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DELE" svg:font-family="ADELE" style:font-pitch="variable"/>
    <style:font-face style:name="Aero" svg:font-family="Aero" style:font-pitch="variable"/>
    <style:font-face style:name="Altoys just personal only" svg:font-family="'Altoys just personal only'" style:font-pitch="variable"/>
    <style:font-face style:name="Assvssin" svg:font-family="Assvssin" style:font-pitch="variable"/>
    <style:font-face style:name="Atures 700 PERSONAL USE ONLY" svg:font-family="'Atures 700 PERSONAL USE ONLY'" style:font-pitch="variable"/>
    <style:font-face style:name="Linux Biolinum G" svg:font-family="'Linux Biolinum G'" style:font-pitch="variable"/>
    <style:font-face style:name="Adam" svg:font-family="Adam" style:font-family-generic="modern" style:font-pitch="variable"/>
    <style:font-face style:name="Aclonica" svg:font-family="Aclonica" style:font-family-generic="roman" style:font-pitch="variable"/>
    <style:font-face style:name="Bernard MT Condensed" svg:font-family="'Bernard MT Condensed'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862cm" fo:min-width="12.612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8.727cm" fo:min-width="0.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06cm" fo:min-width="0cm"/>
      <style:paragraph-properties style:writing-mode="lr-tb"/>
    </style:style>
    <style:style style:name="gr4" style:family="graphic" style:parent-style-name="standard">
      <style:graphic-properties draw:fill-color="#ff0000" draw:textarea-vertical-align="middle" draw:auto-grow-height="false" fo:min-height="0.423cm" fo:min-width="1.501cm"/>
    </style:style>
    <style:style style:name="gr5" style:family="graphic" style:parent-style-name="standard">
      <style:graphic-properties draw:stroke="none" svg:stroke-width="0.053cm" draw:marker-start-width="0.279cm" draw:marker-end-width="0.279cm" draw:fill-color="#729fcf" draw:textarea-horizontal-align="justify" draw:textarea-vertical-align="middle" draw:auto-grow-height="false" fo:min-height="0.004cm" fo:min-width="0.56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text-properties fo:color="#000000" style:font-name="Aclonica" fo:font-size="200pt" style:font-size-asian="200pt" style:font-size-complex="200pt"/>
    </style:style>
    <style:style style:name="P4" style:family="paragraph">
      <loext:graphic-properties draw:fill="none" draw:fill-color="#ffffff"/>
      <style:text-properties fo:color="#000000" style:font-name="Aclonica" fo:font-size="200pt" fo:font-weight="normal" style:font-size-asian="200pt" style:font-weight-asian="normal" style:font-size-complex="200pt" style:font-weight-complex="normal"/>
    </style:style>
    <style:style style:name="P5" style:family="paragraph">
      <loext:graphic-properties draw:fill-color="#729fcf"/>
      <style:paragraph-properties fo:text-align="center"/>
    </style:style>
    <style:style style:name="T1" style:family="text">
      <style:text-properties fo:color="#000000" style:font-name="Aclonica" fo:font-size="200pt" fo:font-weight="normal" style:font-size-asian="200pt" style:font-weight-asian="normal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18.542cm" svg:x="1.12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4cm" svg:height="11.207cm" svg:x="9.196cm" svg:y="6.20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18.05cm" svg:height="16.556cm" svg:x="3.778cm" svg:y="7.939cm">
          <draw:text-box>
            <text:p text:style-name="P3"><text:span text:style-name="T1">R R</text:span></text:p>
          </draw:text-box>
        </draw:frame>
        <draw:custom-shape draw:style-name="gr4" draw:text-style-name="P2" draw:layer="layout" svg:width="3.048cm" svg:height="1.651cm" svg:x="16.494cm" svg:y="11.033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048cm" svg:height="1.651cm" svg:x="1.127cm" svg:y="11.033cm">
          <text:p/>
          <draw:enhanced-geometry draw:text-areas="4000 ?f1 ?f5 ?f2" draw:glue-points="0 10800 21600 10800 ?f0 0 ?f0 21600" draw:mirror-vertical="false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118cm" svg:height="0.254cm" svg:x="9.763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18cm" svg:height="0.254cm" svg:x="9.763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18cm" svg:height="0.254cm" svg:x="9.763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DELE" svg:font-family="ADELE" style:font-pitch="variable"/>
    <style:font-face style:name="Aero" svg:font-family="Aero" style:font-pitch="variable"/>
    <style:font-face style:name="Altoys just personal only" svg:font-family="'Altoys just personal only'" style:font-pitch="variable"/>
    <style:font-face style:name="Assvssin" svg:font-family="Assvssin" style:font-pitch="variable"/>
    <style:font-face style:name="Atures 700 PERSONAL USE ONLY" svg:font-family="'Atures 700 PERSONAL USE ONLY'" style:font-pitch="variable"/>
    <style:font-face style:name="Linux Biolinum G" svg:font-family="'Linux Biolinum G'" style:font-pitch="variable"/>
    <style:font-face style:name="Adam" svg:font-family="Adam" style:font-family-generic="modern" style:font-pitch="variable"/>
    <style:font-face style:name="Aclonica" svg:font-family="Aclonica" style:font-family-generic="roman" style:font-pitch="variable"/>
    <style:font-face style:name="Bernard MT Condensed" svg:font-family="'Bernard MT Condensed'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9T09:26:53.947000000</meta:creation-date>
    <dc:date>2021-03-19T09:52:52.050000000</dc:date>
    <meta:editing-duration>PT3M41S</meta:editing-duration>
    <meta:editing-cycles>1</meta:editing-cycles>
    <meta:document-statistic meta:object-count="8"/>
    <meta:generator>LibreOffice/6.4.5.2$Windows_X86_64 LibreOffice_project/a726b36747cf2001e06b58ad5db1aa3a9a1872d6</meta:generator>
  </office:meta>
</office:document-meta>
</file>